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Стили <text:span text:style-name="T1">CSS</text:span></text:p>
          </table:table-cell>
        </table:table-row>
        <table:table-row>
          <table:table-cell table:style-name="Таблица1.A2" office:value-type="string">
            <text:p text:style-name="P3">Стиль простой кнопки</text:p>
            <text:p text:style-name="P2"/>
            <text:p text:style-name="P2"/>
            <text:p text:style-name="P2"><text:tab/>b.knopka1 </text:p>
            <text:p text:style-name="P2"><text:tab/>{</text:p>
            <text:p text:style-name="P2"><text:tab/> <text:s/>color: #FFFFFF; <text:s text:c="13"/>/* <text:s/>цвет текста <text:s text:c="7"/>*/</text:p>
            <text:p text:style-name="P2"><text:tab/> <text:s/>background-color: #6699FF; <text:s text:c="2"/>/* <text:s/>фон кнопки <text:s text:c="8"/>*/</text:p>
            <text:p text:style-name="P2"><text:tab/> <text:s/>padding: .7em 1.5em; <text:s text:c="8"/>/* <text:s/>отступ от текста <text:s text:c="2"/>*/</text:p>
            <text:p text:style-name="P2"><text:tab/> <text:s/>cursor: pointer; <text:s text:c="12"/>/* <text:s/>вид курсора <text:s text:c="7"/>*/</text:p>
            <text:p text:style-name="P2"><text:tab/> <text:s/>font-family: Tahoma; <text:s text:c="8"/>/* <text:s/>семейство текста <text:s text:c="2"/>*/</text:p>
            <text:p text:style-name="P2"><text:tab/>}</text:p>
            <text:p text:style-name="P2"><text:tab/></text:p>
            <text:p text:style-name="P2"><text:tab/>b.knopka1:hover </text:p>
            <text:p text:style-name="P2"><text:tab/>{ </text:p>
            <text:p text:style-name="P2"><text:tab/><text:tab/>background-color: #6633FF; </text:p>
            <text:p text:style-name="P2"><text:tab/>} </text:p>
            <text:p text:style-name="P2"><text:tab/><text:tab/></text:p>
            <text:p text:style-name="P2"><text:tab/>b.knopka1:active </text:p>
            <text:p text:style-name="P2"><text:tab/>{ </text:p>
            <text:p text:style-name="P2"><text:tab/><text:tab/>background-color: #6699FF; </text:p>
            <text:p text:style-name="P2"><text:tab/>}</text:p>
            <text:p text:style-name="P2"><text:tab/></text:p>
            <text:p text:style-name="P3">Создание кнопки</text:p>
            <text:p text:style-name="P2"/>
            <text:p text:style-name="P2"><text:s text:c="12"/>&lt;b class = "knopka1"&gt; Моя кнопка 1 &lt;/b&gt; </text:p>
            <text:p text:style-name="P2"/>
          </table:table-cell>
        </table:table-row>
        <table:table-row>
          <table:table-cell table:style-name="Таблица1.A2" office:value-type="string">
            <text:p text:style-name="P4">Стиль текста с тенью</text:p>
            <text:p text:style-name="Table_20_Contents"/>
            <text:p text:style-name="Table_20_Contents"/>
            <text:p text:style-name="Table_20_Contents"><text:tab/>.class1</text:p>
            <text:p text:style-name="Table_20_Contents"><text:tab/>{</text:p>
            <text:p text:style-name="Table_20_Contents"><text:tab/><text:tab/>text-shadow: 2px 2px 2px #0000FF; <text:s text:c="2"/>/* <text:s/>свойства тени <text:s/>*/</text:p>
            <text:p text:style-name="Table_20_Contents"><text:tab/><text:tab/>color: #FFFFFF; <text:s text:c="20"/>/* <text:s/>цвет текста <text:s text:c="3"/>*/</text:p>
            <text:p text:style-name="Table_20_Contents"><text:tab/>}</text:p>
            <text:p text:style-name="Table_20_Contents"><text:tab/></text:p>
            <text:p text:style-name="P4">Применение стиля к тексту</text:p>
            <text:p text:style-name="Table_20_Contents"/>
            <text:p text:style-name="Table_20_Contents"><text:s text:c="12"/>&lt;span class = "class1"&gt; Текст &lt;/span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2-28T16:09:49.50</meta:creation-date>
    <meta:generator>OpenOffice/4.1.1$Win32 OpenOffice.org_project/411m6$Build-9775</meta:generator>
    <dc:date>2015-12-28T17:23:52.39</dc:date>
    <dc:creator>Максим Maxim</dc:creator>
    <meta:editing-duration>PT25M57S</meta:editing-duration>
    <meta:editing-cycles>4</meta:editing-cycles>
    <meta:document-statistic meta:table-count="1" meta:image-count="0" meta:object-count="0" meta:page-count="1" meta:paragraph-count="32" meta:word-count="92" meta:character-count="729"/>
  </office:meta>
</office:document-meta>
</file>